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Rounded_20_large_20_Arrow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draw:marker-start="Small_20_Arrow" draw:marker-end="Small_20_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loext:graphic-properties draw:fill="none" draw:fill-color="#ffffff"/>
      <style:text-properties style:font-name="Bitstream Charter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53cm" svg:y1="3.072cm" svg:x2="5.477cm" svg:y2="2.322cm">
          <text:p/>
        </draw:line>
        <draw:line draw:style-name="gr2" draw:text-style-name="P1" draw:layer="layout" svg:x1="1.753cm" svg:y1="3.072cm" svg:x2="4.017cm" svg:y2="1.82cm">
          <text:p/>
        </draw:line>
        <draw:custom-shape draw:style-name="gr3" draw:text-style-name="P2" draw:layer="layout" svg:width="0.265cm" svg:height="0.265cm" svg:x="1.62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61cm" svg:y1="2.34cm" svg:x2="5.045cm" svg:y2="5.686cm">
          <text:p/>
        </draw:line>
        <draw:custom-shape draw:style-name="gr3" draw:text-style-name="P2" draw:layer="layout" svg:width="0.265cm" svg:height="0.265cm" svg:x="5.329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552cm" svg:height="0.267cm" draw:transform="rotate (1.64863801143384) translate (3.46604176697061cm 2.69782255247699cm)" svg:viewBox="0 0 553 268" svg:d="M0 268c291-26 525-131 516-252l37-16">
          <text:p/>
        </draw:path>
        <draw:path draw:style-name="gr4" draw:text-style-name="P1" draw:layer="layout" svg:width="1.682cm" svg:height="0.772cm" draw:transform="rotate (-1.19066361571053) translate (4.66658764060438cm 2.35527593751275cm)" svg:viewBox="0 0 1683 773" svg:d="M0 773c916 0 1683-773 1683-773">
          <text:p/>
        </draw:path>
        <draw:frame draw:style-name="gr5" draw:text-style-name="P4" draw:layer="layout" svg:width="0.786cm" svg:height="1.264cm" svg:x="1cm" svg:y="2.495cm">
          <draw:text-box>
            <text:p text:style-name="P3"><text:span text:style-name="T1">A</text:span></text:p>
          </draw:text-box>
        </draw:frame>
        <draw:frame draw:style-name="gr5" draw:text-style-name="P4" draw:layer="layout" svg:width="0.786cm" svg:height="1.264cm" svg:x="5.219cm" svg:y="1.45cm">
          <draw:text-box>
            <text:p text:style-name="P3"><text:span text:style-name="T1">B</text:span></text:p>
          </draw:text-box>
        </draw:frame>
        <draw:frame draw:style-name="gr5" draw:text-style-name="P4" draw:layer="layout" svg:width="0.998cm" svg:height="1.264cm" svg:x="3.381cm" svg:y="1cm">
          <draw:text-box>
            <text:p text:style-name="P3"><text:span text:style-name="T1">w</text:span><text:span text:style-name="T2">A</text:span></text:p>
          </draw:text-box>
        </draw:frame>
        <draw:frame draw:style-name="gr6" draw:text-style-name="P4" draw:layer="layout" svg:width="1.104cm" svg:height="1.492cm" svg:x="5.008cm" svg:y="4.784cm">
          <draw:text-box>
            <text:p text:style-name="P3"><text:span text:style-name="T1">w</text:span><text:span text:style-name="T2">B</text:span></text:p>
          </draw:text-box>
        </draw:frame>
        <draw:frame draw:style-name="gr5" draw:text-style-name="P5" draw:layer="layout" svg:width="0.786cm" svg:height="1.264cm" svg:x="2.944cm" svg:y="2.031cm">
          <draw:text-box>
            <text:p text:style-name="P3"><text:span text:style-name="T3">α</text:span></text:p>
          </draw:text-box>
        </draw:frame>
        <draw:frame draw:style-name="gr5" draw:text-style-name="P5" draw:layer="layout" svg:width="0.786cm" svg:height="1.264cm" svg:x="4.307cm" svg:y="2.693cm">
          <draw:text-box>
            <text:p text:style-name="P3"><text:span text:style-name="T3">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30:32.189034352</meta:creation-date>
    <dc:date>2017-06-14T11:27:41.013291978</dc:date>
    <meta:editing-duration>PT12M38S</meta:editing-duration>
    <meta:editing-cycles>11</meta:editing-cycles>
    <meta:generator>LibreOffice/5.1.6.2$Linux_X86_64 LibreOffice_project/10m0$Build-2</meta:generator>
    <meta:document-statistic meta:object-count="13"/>
  </office:meta>
</office:document-meta>
</file>